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Landscape">
      <style:table-properties style:width="10.4375in" style:page-number="auto" table:align="right"/>
    </style:style>
    <style:style style:name="Table1.A" style:family="table-column">
      <style:table-column-properties style:column-width="2.6667in"/>
    </style:style>
    <style:style style:name="Table1.B" style:family="table-column">
      <style:table-column-properties style:column-width="2.625in"/>
    </style:style>
    <style:style style:name="Table1.C" style:family="table-column">
      <style:table-column-properties style:column-width="2.5938in"/>
    </style:style>
    <style:style style:name="Table1.D" style:family="table-column">
      <style:table-column-properties style:column-width="2.5521in"/>
    </style:style>
    <style:style style:name="Table1.1" style:family="table-row">
      <style:table-row-properties style:min-row-height="3.645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3.7292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3" style:family="paragraph" style:parent-style-name="Table_20_Contents" style:list-style-name="L1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6" style:family="paragraph" style:parent-style-name="Table_20_Contents" style:list-style-name="L2">
      <style:paragraph-properties fo:text-align="start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Graveyard</text:p>
            <text:p text:style-name="P1"/>
            <text:p text:style-name="P1"/>
            <text:p text:style-name="P7">When you die, you lose 1 random card to graveyard</text:p>
          </table:table-cell>
          <table:table-cell table:style-name="Table1.A1" office:value-type="string">
            <text:p text:style-name="P1">Exhaust</text:p>
            <text:p text:style-name="P1"/>
            <text:p text:style-name="P1"/>
            <text:p text:style-name="P7">Exhausted cards are returned after a days rest</text:p>
          </table:table-cell>
          <table:table-cell table:style-name="Table1.A1" office:value-type="string">
            <text:p text:style-name="P1">Discard</text:p>
            <text:p text:style-name="P1"/>
            <text:p text:style-name="P1"/>
            <text:p text:style-name="P7">Discarded cards are returned with non-card actions or specific card actions</text:p>
          </table:table-cell>
          <table:table-cell table:style-name="Table1.D1" office:value-type="string">
            <text:p text:style-name="P1">Active</text:p>
            <text:p text:style-name="P1"/>
            <text:p text:style-name="P1"/>
            <text:p text:style-name="P7">Only 1 active card can be in play, playing a new active card replaces the existing active card</text:p>
          </table:table-cell>
        </table:table-row>
        <table:table-row table:style-name="Table1.2">
          <table:table-cell table:style-name="Table1.A2" office:value-type="string">
            <text:p text:style-name="P1">Deck</text:p>
            <text:p text:style-name="P1"/>
            <text:p text:style-name="P1"/>
            <text:p text:style-name="P7">Cards not in combat go here</text:p>
          </table:table-cell>
          <table:table-cell table:style-name="Table1.A2" office:value-type="string">
            <text:p text:style-name="P4">Combat Reference Rules</text:p>
            <text:p text:style-name="P5"><text:s text:c="4"/>Whichever group initiates combat, goes first, together</text:p>
            <text:p text:style-name="P5"><text:s text:c="4"/>Combat starts with drawing 7 cards from your deck</text:p>
            <text:p text:style-name="P5"><text:s text:c="4"/>A turn consists of 2 card actions, a top and a bottom</text:p>
            <text:p text:style-name="P5"><text:s text:c="4"/>A non-card action may take the place of either or both card actions</text:p>
            <text:p text:style-name="P5"><text:s text:c="4"/>These non-card actions grant 15 ft. of movment, and can include one of these:</text:p>
            <text:list xml:id="list8105502221451154225" text:style-name="L2">
              <text:list-item>
                <text:p text:style-name="P6">return a card from discard</text:p>
              </text:list-item>
              <text:list-item>
                <text:p text:style-name="P6">use a consumable</text:p>
              </text:list-item>
              <text:list-item>
                <text:p text:style-name="P6">interact with world (push a boulder, lock a door, pick up a weapon)</text:p>
              </text:list-item>
            </text:list>
            <text:p text:style-name="P5"/>
          </table:table-cell>
          <table:table-cell table:style-name="Table1.A2" office:value-type="string">
            <text:p text:style-name="P5"><text:s text:c="4"/>An attack value is the combination of all attack dice from equipped weapons that are in range.</text:p>
            <text:p text:style-name="P5"><text:s text:c="4"/>A defence value is the combination of all defence dice from equipped weapons.</text:p>
            <text:p text:style-name="P5"><text:s text:c="4"/>When an attack value is greater than the defense value, the difference is the damage dealt</text:p>
            <text:p text:style-name="P5"><text:s text:c="4"/>An influence value is opposed by the opponents own influence value</text:p>
            <text:p text:style-name="P5"><text:s text:c="4"/>Weapons dictate their own ranges, cards that use influence have a range of 60 ft.</text:p>
            <text:p text:style-name="P5"><text:s text:c="4"/>The enemy gains an overstep attack when moving into our out of close range</text:p>
            <text:p text:style-name="P5"/>
          </table:table-cell>
          <table:table-cell table:style-name="Table1.D2" office:value-type="string">
            <text:p text:style-name="P4">Skills</text:p>
            <text:list xml:id="list2328626902799093079" text:style-name="L1">
              <text:list-item>
                <text:p text:style-name="P3">Strength __________</text:p>
              </text:list-item>
              <text:list-item>
                <text:p text:style-name="P3">Finesse ___________</text:p>
              </text:list-item>
              <text:list-item>
                <text:p text:style-name="P3">Vigor _____________</text:p>
              </text:list-item>
              <text:list-item>
                <text:p text:style-name="P3">Spirituality ________</text:p>
              </text:list-item>
              <text:list-item>
                <text:p text:style-name="P3">Knowledge _______</text:p>
              </text:list-item>
              <text:list-item>
                <text:p text:style-name="P3">Charisma _________</text:p>
              </text:list-item>
              <text:list-item>
                <text:p text:style-name="P3">Perception ________</text:p>
              </text:list-item>
              <text:list-item>
                <text:p text:style-name="P3">Craftmanship _____</text:p>
              </text:list-item>
            </text:list>
            <text:p text:style-name="P2"/>
            <text:p text:style-name="P2">Influence Die: ____</text:p>
            <text:p text:style-name="P2"/>
          </table:table-cell>
        </table:table-row>
      </table:table>
      <text:p text:style-name="Standard"><text:span text:style-name="T1"><text:tab/>Character Name:</text:span> 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3126in" fo:margin-bottom="0.3299in" fo:margin-left="0.4791in" fo:margin-right="0.379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16S</meta:editing-duration>
    <meta:editing-cycles>3</meta:editing-cycles>
    <meta:generator>OpenOffice/4.1.6$Win32 OpenOffice.org_project/416m1$Build-9790</meta:generator>
    <dc:date>2022-04-02T21:25:53.99</dc:date>
    <meta:print-date>2022-04-02T21:24:23.35</meta:print-date>
    <meta:document-statistic meta:table-count="1" meta:image-count="0" meta:object-count="0" meta:page-count="1" meta:paragraph-count="36" meta:word-count="257" meta:character-count="1527"/>
    <meta:user-defined meta:name="Info 1"/>
    <meta:user-defined meta:name="Info 2"/>
    <meta:user-defined meta:name="Info 3"/>
    <meta:user-defined meta:name="Info 4"/>
  </office:meta>
</office:document-meta>
</file>